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aco" svg:font-family="Monaco, 'Andale Mono', 'Courier New', monospace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b76e2" officeooo:paragraph-rsid="001b76e2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c7ae9" officeooo:paragraph-rsid="001c7ae9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c7ae9" officeooo:paragraph-rsid="001cfa39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c7ae9" officeooo:paragraph-rsid="001d9d48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cfa39" officeooo:paragraph-rsid="001cfa39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f446b" officeooo:paragraph-rsid="001f446b" style:font-size-asian="12pt" style:font-size-complex="12pt"/>
    </style:style>
    <style:style style:name="P10" style:family="paragraph" style:parent-style-name="Standard">
      <style:text-properties style:font-name="Liberation Serif" fo:font-weight="bold" officeooo:rsid="001b76e2" officeooo:paragraph-rsid="001b76e2" style:font-weight-asian="bold" style:font-weight-complex="bold"/>
    </style:style>
    <style:style style:name="P11" style:family="paragraph" style:parent-style-name="Standard">
      <style:text-properties fo:color="#6666ff" style:font-name="Liberation Serif" fo:font-size="12pt" officeooo:rsid="001c7ae9" officeooo:paragraph-rsid="001c7ae9" style:font-size-asian="12pt" style:font-size-complex="12pt"/>
    </style:style>
    <style:style style:name="P12" style:family="paragraph" style:parent-style-name="Standard">
      <style:text-properties fo:color="#6666ff" style:font-name="Liberation Serif" fo:font-size="12pt" officeooo:rsid="001cfa39" officeooo:paragraph-rsid="001cfa39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fo:language="zxx" fo:country="none" officeooo:rsid="001c7ae9" officeooo:paragraph-rsid="001d9d48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style:font-name="Liberation Serif" fo:font-size="12pt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cfa39" officeooo:paragraph-rsid="001cfa39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c7ae9" officeooo:paragraph-rsid="001c7ae9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d9d48" officeooo:paragraph-rsid="001d9d48" style:font-size-asian="12pt" style:font-size-complex="12pt"/>
    </style:style>
    <style:style style:name="P18" style:family="paragraph" style:parent-style-name="Standard">
      <style:text-properties style:use-window-font-color="true" style:font-name="Liberation Serif" fo:font-size="12pt" fo:language="zxx" fo:country="none" officeooo:rsid="001c7ae9" officeooo:paragraph-rsid="001d9d48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1c7ae9"/>
    </style:style>
    <style:style style:name="T2" style:family="text">
      <style:text-properties officeooo:rsid="001cfa39"/>
    </style:style>
    <style:style style:name="T3" style:family="text">
      <style:text-properties officeooo:rsid="001d9d48"/>
    </style:style>
    <style:style style:name="T4" style:family="text">
      <style:text-properties fo:font-variant="normal" fo:text-transform="none" fo:color="#0000ff" style:text-line-through-style="none" style:text-line-through-type="none" style:font-name="Monaco" fo:font-size="9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style:font-name="Monaco" fo:font-size="9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Monaco" fo:font-size="9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a31515" style:text-line-through-style="none" style:text-line-through-type="none" style:font-name="Monaco" fo:font-size="9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uestionario Inicial</text:p>
      <text:p text:style-name="P1"/>
      <text:p text:style-name="P3">1. Crea un programa en JAVA que solicite el nombre de cinco alumnos y su edad después</text:p>
      <text:p text:style-name="P3">muestre</text:p>
      <text:p text:style-name="P3">○ Nombre y edad del mayor (o del primero si hay varios con misma edad)</text:p>
      <text:p text:style-name="P3">○ Nombre y edad del menor (o del primero si hay varios con la misma edad)</text:p>
      <text:p text:style-name="P2">○ Edad media de los alumnos.</text:p>
      <text:p text:style-name="P2"/>
      <text:p text:style-name="P2"/>
      <text:p text:style-name="P2">/*</text:p>
      <text:p text:style-name="P2"><text:s/>* To change this license header, choose License Headers in Project Properties.</text:p>
      <text:p text:style-name="P2"><text:s/>* To change this template file, choose Tools | Templates</text:p>
      <text:p text:style-name="P2"><text:s/>* and open the template in the editor.</text:p>
      <text:p text:style-name="P2"><text:s/>*/</text:p>
      <text:p text:style-name="P2">package ej1;</text:p>
      <text:p text:style-name="P2">import java.util.Scanner;</text:p>
      <text:p text:style-name="P2">/**</text:p>
      <text:p text:style-name="P2"><text:s/>*</text:p>
      <text:p text:style-name="P2"><text:s/>* @author 2dam</text:p>
      <text:p text:style-name="P2"><text:s/>*/</text:p>
      <text:p text:style-name="P2">public class Ej1 {</text:p>
      <text:p text:style-name="P2"/>
      <text:p text:style-name="P2"><text:s text:c="4"/>/**</text:p>
      <text:p text:style-name="P2"><text:s text:c="5"/>* @param args the command line arguments</text:p>
      <text:p text:style-name="P2"><text:s text:c="5"/>*/</text:p>
      <text:p text:style-name="P2"><text:s text:c="4"/>public static void main(String[] args) throws InterruptedException {</text:p>
      <text:p text:style-name="P2"><text:s text:c="8"/>int PosicionMayor = 0;</text:p>
      <text:p text:style-name="P2"><text:s text:c="8"/>int PosicionMenor = 0;</text:p>
      <text:p text:style-name="P2"><text:s text:c="8"/>int mediaTodos = 0;</text:p>
      <text:p text:style-name="P2"><text:s text:c="8"/>int i = 0;</text:p>
      <text:p text:style-name="P2"><text:s text:c="8"/>double media = 0.0;</text:p>
      <text:p text:style-name="P2"><text:s text:c="8"/>String nombreAlumno = "";</text:p>
      <text:p text:style-name="P2"><text:s text:c="8"/>int edadAlumno = 0;</text:p>
      <text:p text:style-name="P2"/>
      <text:p text:style-name="P2"><text:s text:c="8"/>String[][] nombresEdades = new String[5][2];</text:p>
      <text:p text:style-name="P2"><text:s text:c="8"/>Scanner entradaEscaner = new Scanner(System.in);</text:p>
      <text:p text:style-name="P2"/>
      <text:p text:style-name="P2"><text:s text:c="8"/>System.out.println("Empezamos el programa");</text:p>
      <text:p text:style-name="P2"/>
      <text:p text:style-name="P2"><text:s text:c="8"/>for (i = 0; i &lt; 5; i++) {</text:p>
      <text:p text:style-name="P2"/>
      <text:p text:style-name="P2"><text:s text:c="12"/>System.out.println("Por favor introduzca el nombre del alumno numero " + i);</text:p>
      <text:p text:style-name="P2"/>
      <text:p text:style-name="P2"/>
      <text:p text:style-name="P2"/>
      <text:p text:style-name="P2"><text:s text:c="12"/>nombreAlumno = entradaEscaner.nextLine();</text:p>
      <text:p text:style-name="P2"><text:s text:c="12"/>nombresEdades[i][0] = nombreAlumno;</text:p>
      <text:p text:style-name="P2"/>
      <text:p text:style-name="P2"><text:s text:c="12"/>System.out.println("Por favor introduzca la edad del alumno con nombre " + nombreAlumno);</text:p>
      <text:p text:style-name="P2"/>
      <text:p text:style-name="P2"><text:s text:c="12"/>edadAlumno = entradaEscaner.nextInt();</text:p>
      <text:p text:style-name="P2"><text:soft-page-break/><text:s text:c="12"/>media = media + edadAlumno;</text:p>
      <text:p text:style-name="P2"><text:s text:c="12"/>entradaEscaner.nextLine();</text:p>
      <text:p text:style-name="P2"><text:s text:c="12"/>String edad = String.valueOf(edadAlumno);</text:p>
      <text:p text:style-name="P2"><text:s text:c="12"/>nombresEdades[i][1] = edad;</text:p>
      <text:p text:style-name="P2"/>
      <text:p text:style-name="P2"><text:s text:c="12"/>// <text:s text:c="3"/>int i=Integer.parseInt("200"); <text:s/></text:p>
      <text:p text:style-name="P2"><text:s text:c="12"/>if (edadAlumno &gt; Integer.parseInt(nombresEdades[PosicionMayor][1])) {</text:p>
      <text:p text:style-name="P2"><text:s text:c="16"/>PosicionMayor = i;</text:p>
      <text:p text:style-name="P2"><text:s text:c="12"/>} else if (edadAlumno &lt; Integer.parseInt(nombresEdades[PosicionMayor][1])) {</text:p>
      <text:p text:style-name="P2"/>
      <text:p text:style-name="P2"><text:s text:c="16"/>PosicionMenor = i;</text:p>
      <text:p text:style-name="P2"><text:s text:c="12"/>}</text:p>
      <text:p text:style-name="P2"><text:s text:c="12"/>System.out.println("-*-*-*-*-*-*-*-*-*-*-*-*-*");</text:p>
      <text:p text:style-name="P2"/>
      <text:p text:style-name="P2"/>
      <text:p text:style-name="P2"><text:s text:c="8"/>}</text:p>
      <text:p text:style-name="P2"/>
      <text:p text:style-name="P2"><text:s text:c="8"/>System.out.println("Nombre Y Edad Alumno Mayor:" + nombresEdades[PosicionMayor][0] + " " + nombresEdades[PosicionMayor][1]);</text:p>
      <text:p text:style-name="P2"><text:s text:c="8"/>System.out.println("Nombre Y Edad Alumno Menor:" + nombresEdades[PosicionMenor][0] + " " + nombresEdades[PosicionMenor][1]);</text:p>
      <text:p text:style-name="P2"><text:s text:c="8"/>System.out.println("La media de la edad es:" + media / i);</text:p>
      <text:p text:style-name="P2"/>
      <text:p text:style-name="P2"><text:s text:c="4"/>}</text:p>
      <text:p text:style-name="P2"/>
      <text:p text:style-name="P2">}</text:p>
      <text:p text:style-name="P2"/>
      <text:p text:style-name="P2"/>
      <text:p text:style-name="P4">2. <text:span text:style-name="T1">Dadas las siguientes tablas:</text:span></text:p>
      <text:p text:style-name="P4"/>
      <text:p text:style-name="P5">Alumnos(numexp,edad,nombre,tlf,peso)</text:p>
      <text:p text:style-name="P5">Asignaturas(codasig,nombre,descripcion)</text:p>
      <text:p text:style-name="P5">Notas(numexp,codasig,nota)</text:p>
      <text:p text:style-name="P5"/>
      <text:p text:style-name="P5"/>
      <text:p text:style-name="P9">Si quieres puedes probar los resultados en una base de datos real. Aquí tienes unas queries para crear las tuplas:</text:p>
      <text:p text:style-name="P9">INSERT INTO Alumnos(numexp,edad,nombre,tlf,peso)</text:p>
      <text:p text:style-name="P9">VALUES (000000001,37,'Miguel',963720895,18);</text:p>
      <text:p text:style-name="P9">VALUES (000000002,35,'Ana',660273437,54);</text:p>
      <text:p text:style-name="P9">VALUES (000000003,42,'Luis',619484114,87);</text:p>
      <text:p text:style-name="P9">VALUES (000000004,28,NULL,966589854,66);</text:p>
      <text:p text:style-name="P9"/>
      <text:p text:style-name="P9">INSERT INTO Asignaturas(codasig,nombre,descripcion)</text:p>
      <text:p text:style-name="P9">VALUES (000000001,NULL,'Mates')</text:p>
      <text:p text:style-name="P9">VALUES (000000002,'interesante','Lengua')</text:p>
      <text:p text:style-name="P9">VALUES (000000003,'interesante','Informatica')</text:p>
      <text:p text:style-name="P9">VALUES (000000004,NULL,'Sociales')</text:p>
      <text:p text:style-name="P9"/>
      <text:p text:style-name="P9">INSERT INTO notas(numexp,codasig,nota)</text:p>
      <text:p text:style-name="P9">VALUES (000000001,000000001,10.00);</text:p>
      <text:p text:style-name="P9">VALUES (000000001,000000002,8.00);</text:p>
      <text:p text:style-name="P9"><text:soft-page-break/>VALUES (000000001,000000003,6.00);</text:p>
      <text:p text:style-name="P9">VALUES (000000002,000000001,10.00);</text:p>
      <text:p text:style-name="P9">VALUES (000000002,000000002,8.00);</text:p>
      <text:p text:style-name="P9">VALUES (000000002,000000003,10.00);</text:p>
      <text:p text:style-name="P9">VALUES (000000003,000000001,10.00);</text:p>
      <text:p text:style-name="P9">VALUES (000000003,000000002,9.00);</text:p>
      <text:p text:style-name="P9">VALUES (000000003,000000003,10.00);</text:p>
      <text:p text:style-name="P5"/>
      <text:p text:style-name="P5">Extrae los siguientes datos: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.1 El número de expediente, nombre y nota de los alumnos.</text:p>
      <text:p text:style-name="P8"/>
      <text:p text:style-name="P8"><text:span text:style-name="T4">Select</text:span><text:span text:style-name="T7"> </text:span><text:span text:style-name="T6">alumnos.numexp, alumnos.nombre, notas.nota </text:span><text:span text:style-name="T4">from</text:span><text:span text:style-name="T7"> </text:span><text:span text:style-name="T6">alumnos, asignaturas, notas </text:span><text:span text:style-name="T4">where</text:span><text:span text:style-name="T7"> </text:span><text:span text:style-name="T6">alumnos.numexp = notas.numexp </text:span><text:span text:style-name="T4">and</text:span><text:span text:style-name="T7"> </text:span><text:span text:style-name="T6">asignaturas.codasig = notas.codasig</text:span></text:p>
      <text:p text:style-name="P8"/>
      <text:p text:style-name="P6"/>
      <text:p text:style-name="P5">2.<text:span text:style-name="T3">2</text:span>. La edad, y el peso en gramos de los alumnos sin nombre y que el el teléfono comience por <text:span text:style-name="T2">66</text:span> y tenga un 5 en el penúltimo dígito.</text:p>
      <text:p text:style-name="P5"/>
      <text:p text:style-name="P5"><text:span text:style-name="T4">Select</text:span><text:span text:style-name="T7"> </text:span><text:span text:style-name="T6">alumnos.edad, alumnos.peso </text:span><text:span text:style-name="T4">from</text:span><text:span text:style-name="T7"> </text:span><text:span text:style-name="T6">alumnos </text:span><text:span text:style-name="T4">where</text:span><text:span text:style-name="T7"> </text:span><text:span text:style-name="T6">alumnos.nombre = </text:span><text:span text:style-name="T8">'null'</text:span><text:span text:style-name="T7"> </text:span><text:span text:style-name="T4">and</text:span><text:span text:style-name="T7"> </text:span><text:span text:style-name="T6">tlf </text:span><text:span text:style-name="T4">like</text:span><text:span text:style-name="T7"> </text:span><text:span text:style-name="T8">"96 % "</text:span><text:span text:style-name="T7"> </text:span><text:span text:style-name="T4">and</text:span><text:span text:style-name="T7"> </text:span><text:span text:style-name="T6">tlf </text:span><text:span text:style-name="T4">like</text:span><text:span text:style-name="T7"> </text:span><text:span text:style-name="T8">" % 5_ % "</text:span></text:p>
      <text:p text:style-name="P11"/>
      <text:p text:style-name="P13">2.<text:span text:style-name="T3">3</text:span>. <text:span text:style-name="T3">El nombre del alumno con el número de expediente menor</text:span>.</text:p>
      <text:p text:style-name="P13"><text:span text:style-name="T4">Select</text:span><text:span text:style-name="T7"> </text:span><text:span text:style-name="T6">alumnos.nombre </text:span><text:span text:style-name="T4">from</text:span><text:span text:style-name="T7"> </text:span><text:span text:style-name="T6">alumnos </text:span><text:span text:style-name="T4">where</text:span><text:span text:style-name="T7"> </text:span><text:span text:style-name="T6">alumnos.numexp = ( </text:span><text:span text:style-name="T4">SELECT</text:span><text:span text:style-name="T7"> </text:span><text:span text:style-name="T4">min</text:span><text:span text:style-name="T6">(alumnos.numexp) </text:span><text:span text:style-name="T4">from</text:span><text:span text:style-name="T7"> </text:span><text:span text:style-name="T6">alumnos )</text:span></text:p>
      <text:p text:style-name="P7"/>
      <text:p text:style-name="P17">2.4. el número de expediente, nombre y número de asignaturas de cada alumno.</text:p>
      <text:p text:style-name="P17"><text:span text:style-name="T4">select</text:span><text:span text:style-name="T7"> </text:span><text:span text:style-name="T6">alumnos.numexp, alumnos.nombre, </text:span><text:span text:style-name="T4">count</text:span><text:span text:style-name="T6">(alumnos.numexp) </text:span><text:span text:style-name="T4">as</text:span><text:span text:style-name="T7"> </text:span><text:span text:style-name="T6">asignaturas_del_alumno </text:span><text:span text:style-name="T4">from</text:span><text:span text:style-name="T7"> </text:span><text:span text:style-name="T6">alumnos </text:span><text:span text:style-name="T4">LEFT</text:span><text:span text:style-name="T7"> </text:span><text:span text:style-name="T4">JOIN</text:span><text:span text:style-name="T7"> </text:span><text:span text:style-name="T6">notas </text:span><text:span text:style-name="T4">on</text:span><text:span text:style-name="T7"> </text:span><text:span text:style-name="T6">(alumnos.numexp = notas.numexp) </text:span><text:span text:style-name="T4">GROUP</text:span><text:span text:style-name="T7"> </text:span><text:span text:style-name="T4">BY</text:span><text:span text:style-name="T7"> </text:span><text:span text:style-name="T6">notas.numexp</text:span></text:p>
      <text:p text:style-name="P7"/>
      <text:p text:style-name="P6">2.<text:span text:style-name="T3">5</text:span>. <text:span text:style-name="T2">Descripción de las asignaturas, las cuales todos los alumnos han sacado más de un 9</text:span>.</text:p>
      <text:p text:style-name="P12"><text:span text:style-name="T4">Select</text:span><text:span text:style-name="T7"> </text:span><text:span text:style-name="T4">DISTINCT</text:span><text:span text:style-name="T7"> </text:span><text:span text:style-name="T6">asignaturas.descripcion </text:span><text:span text:style-name="T4">from</text:span><text:span text:style-name="T7"> </text:span><text:span text:style-name="T6">asignaturas </text:span><text:span text:style-name="T4">join</text:span><text:span text:style-name="T7"> </text:span><text:span text:style-name="T6">notas </text:span><text:span text:style-name="T4">on</text:span><text:span text:style-name="T7"> </text:span><text:span text:style-name="T6">asignaturas.codasig = notas.codasig </text:span><text:span text:style-name="T4">join</text:span><text:span text:style-name="T7"> </text:span><text:span text:style-name="T6">alumnos </text:span><text:span text:style-name="T4">on</text:span><text:span text:style-name="T7"> </text:span><text:span text:style-name="T6">notas.numexp = alumnos.numexp </text:span><text:span text:style-name="T4">WHERE</text:span><text:span text:style-name="T7"> </text:span><text:span text:style-name="T6">notas.nota &gt; </text:span><text:span text:style-name="T5">9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aco" svg:font-family="Monaco, 'Andale Mono', 'Courier New', monospace"/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9M24S</meta:editing-duration>
    <meta:editing-cycles>7</meta:editing-cycles>
    <meta:generator>LibreOffice/6.3.3.2$Windows_X86_64 LibreOffice_project/a64200df03143b798afd1ec74a12ab50359878ed</meta:generator>
    <dc:date>2020-09-15T12:51:32.997000000</dc:date>
    <meta:document-statistic meta:table-count="0" meta:image-count="0" meta:object-count="0" meta:page-count="3" meta:paragraph-count="91" meta:word-count="521" meta:character-count="4453" meta:non-whitespace-character-count="3669"/>
    <meta:user-defined meta:name="Info 1"/>
    <meta:user-defined meta:name="Info 2"/>
    <meta:user-defined meta:name="Info 3"/>
    <meta:user-defined meta:name="Info 4"/>
  </office:meta>
</office:document-meta>
</file>